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1f502" officeooo:paragraph-rsid="0011f502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officeooo:rsid="0013769d" officeooo:paragraph-rsid="0013769d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f502" officeooo:paragraph-rsid="0011f50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11f502" officeooo:paragraph-rsid="0011f502" fo:background-color="#ff660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1f502" officeooo:paragraph-rsid="0011f502" fo:background-color="#c5000b" style:font-size-asian="12.25pt" style:font-size-complex="14pt"/>
    </style:style>
    <style:style style:name="T1" style:family="text">
      <style:text-properties fo:background-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ff"/>
    </style:style>
    <style:style style:name="T4" style:family="text">
      <style:text-properties fo:background-color="#99ff66"/>
    </style:style>
    <style:style style:name="T5" style:family="text">
      <style:text-properties fo:background-color="#c50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droits linux</text:p>
      <text:p text:style-name="P1"/>
      <text:p text:style-name="P2">https://doc.ubuntu-fr.org/permissions</text:p>
      <text:p text:style-name="P3">en ligne de commande :</text:p>
      <text:p text:style-name="P3"/>
      <text:p text:style-name="P3">les droits des fichiers d'un répertoire sont affichés avec la commande :</text:p>
      <text:p text:style-name="P3"/>
      <text:p text:style-name="P3">ls -l</text:p>
      <text:p text:style-name="P3"/>
      <text:p text:style-name="P3">les droits s'affichent alors de cette manière :</text:p>
      <text:p text:style-name="P3"/>
      <text:p text:style-name="P3"><text:span text:style-name="T1">drwxr</text:span>-<text:span text:style-name="T4">xr</text:span>-<text:span text:style-name="T5">x</text:span></text:p>
      <text:p text:style-name="P3"/>
      <text:p text:style-name="P3"/>
      <text:p text:style-name="P4"><text:s text:c="8"/><text:span text:style-name="T3"><text:s text:c="2"/>= droits du propriétaire</text:span></text:p>
      <text:p text:style-name="P4"><text:span text:style-name="T3"/></text:p>
      <text:p text:style-name="P4"><text:span text:style-name="T4"><text:s text:c="6"/></text:span><text:span text:style-name="T3"><text:s text:c="2"/>= droits du groupe du propriétaire</text:span></text:p>
      <text:p text:style-name="P4"><text:span text:style-name="T3"/></text:p>
      <text:p text:style-name="P5"><text:s text:c="4"/><text:span text:style-name="T3"><text:s text:c="3"/>= droits de tout le monde</text:span></text:p>
      <text:p text:style-name="P3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6:26:56.600000000</meta:creation-date>
    <dc:date>2016-11-22T16:59:20.113000000</dc:date>
    <meta:editing-duration>PT18M37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1" meta:word-count="48" meta:character-count="318" meta:non-whitespace-character-count="254"/>
  </office:meta>
</office:document-meta>
</file>